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MeterTreeNode.getMenuCategori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MeterTreeNode.JMeterTreeNode( TestElement userObj , JMeterTreeModel tree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MeterTreeNode.createPopupMenu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MeterTreeNode.getStaticLab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eterTreeNode.getDocAnch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eterTreeNode.getIcon( boolean enabled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JMeterTreeNode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eterTreeNode.isEnab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eterTreeNode.nameChang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eterTreeNode.setEnabled( boolean enabl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MeterTreeNode.JMeterTreeN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eterTreeNode.getIc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eterTreeNode.getTest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eterTreeNode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